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f50" officeooo:paragraph-rsid="001fbf50"/>
    </style:style>
    <style:style style:name="P2" style:family="paragraph" style:parent-style-name="Standard">
      <style:text-properties officeooo:rsid="001fbf50" officeooo:paragraph-rsid="0020e4ce"/>
    </style:style>
    <style:style style:name="P3" style:family="paragraph" style:parent-style-name="Standard">
      <style:text-properties officeooo:rsid="001fbf50" officeooo:paragraph-rsid="00211630"/>
    </style:style>
    <style:style style:name="P4" style:family="paragraph" style:parent-style-name="Standard">
      <style:text-properties officeooo:rsid="0023025e" officeooo:paragraph-rsid="0023025e"/>
    </style:style>
    <style:style style:name="P5" style:family="paragraph" style:parent-style-name="Table_20_Contents">
      <style:paragraph-properties fo:text-align="center" style:justify-single-word="false"/>
      <style:text-properties officeooo:rsid="001f3fa6" officeooo:paragraph-rsid="001f3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Tx Flow Graph:</text:p>
      <text:p text:style-name="P1"/>
      <text:p text:style-name="P3">Bit Error Rate -&gt;4.77284e-06</text:p>
      <text:p text:style-name="P3">Bit Error Rate -&gt;5.04204e-06</text:p>
      <text:p text:style-name="P3">Bit Error Rate -&gt;4.70991e-06</text:p>
      <text:p text:style-name="P3">Bit Error Rate -&gt;2.43309e-06</text:p>
      <text:p text:style-name="P3">Bit Error Rate -&gt;3.13951e-06</text:p>
      <text:p text:style-name="P3">Bit Error Rate -&gt;2.48446e-06</text:p>
      <text:p text:style-name="P3">Bit Error Rate -&gt;1.53713e-06</text:p>
      <text:p text:style-name="P3">Bit Error Rate -&gt;2.43309e-06</text:p>
      <text:p text:style-name="P3">Bit Error Rate -&gt;4.5287e-06</text:p>
      <text:p text:style-name="P3">Bit Error Rate -&gt;3.6526e-06</text:p>
      <text:p text:style-name="P3">Bit Error Rate -&gt;4.47629e-06</text:p>
      <text:p text:style-name="P3">Bit Error Rate -&gt;1.79088e-06</text:p>
      <text:p text:style-name="P3">Bit Error Rate -&gt;4.16103e-06</text:p>
      <text:p text:style-name="P3">Bit Error Rate -&gt;2.48446e-06</text:p>
      <text:p text:style-name="P3">Bit Error Rate -&gt;4.28689e-06</text:p>
      <text:p text:style-name="P3">Bit Error Rate -&gt;2.79769e-06</text:p>
      <text:p text:style-name="P3">Bit Error Rate -&gt;4.6808e-06</text:p>
      <text:p text:style-name="P3">Bit Error Rate -&gt;4.56835e-06</text:p>
      <text:p text:style-name="P3">Bit Error Rate -&gt;3.77735e-06</text:p>
      <text:p text:style-name="P3">Bit Error Rate -&gt;4.9006e-06</text:p>
      <text:p text:style-name="P3">Bit Error Rate -&gt;4.81522e-06</text:p>
      <text:p text:style-name="P3">Bit Error Rate -&gt;4.20646e-06</text:p>
      <text:p text:style-name="P3">Bit Error Rate -&gt;1.34628e-06</text:p>
      <text:p text:style-name="P3">Bit Error Rate -&gt;4.74675e-06</text:p>
      <text:p text:style-name="P3">Bit Error Rate -&gt;2.43309e-06</text:p>
      <text:p text:style-name="P3">Bit Error Rate -&gt;3.90845e-06</text:p>
      <text:p text:style-name="P3">Bit Error Rate -&gt;3.9203e-06</text:p>
      <text:p text:style-name="P3">Bit Error Rate -&gt;4.80735e-06</text:p>
      <text:p text:style-name="P3">Bit Error Rate -&gt;4.76973e-06</text:p>
      <text:p text:style-name="P3">Bit Error Rate -&gt;4.93823e-06</text:p>
      <text:p text:style-name="P3">Bit Error Rate -&gt;3.35144e-06</text:p>
      <text:p text:style-name="P3">Bit Error Rate -&gt;4.80466e-06</text:p>
      <text:p text:style-name="P3">Bit Error Rate -&gt;4.79073e-06</text:p>
      <text:p text:style-name="P3">Bit Error Rate -&gt;4.88753e-06</text:p>
      <text:p text:style-name="P3">Bit Error Rate -&gt;2.37977e-06</text:p>
      <text:p text:style-name="P3">Bit Error Rate -&gt;4.84971e-06</text:p>
      <text:p text:style-name="P3">Bit Error Rate -&gt;3.74802e-06</text:p>
      <text:p text:style-name="P3">Bit Error Rate -&gt;2.71566e-06</text:p>
      <text:p text:style-name="P3">Bit Error Rate -&gt;4.48423e-06</text:p>
      <text:p text:style-name="P3">Bit Error Rate -&gt;2.75735e-06</text:p>
      <text:p text:style-name="P3">Bit Error Rate -&gt;3.99773e-06</text:p>
      <text:p text:style-name="P3">Bit Error Rate -&gt;4.67191e-06</text:p>
      <text:p text:style-name="P3">Bit Error Rate -&gt;4.80735e-06</text:p>
      <text:p text:style-name="P3">Bit Error Rate -&gt;4.72897e-06</text:p>
      <text:p text:style-name="P3">Bit Error Rate -&gt;2.58181e-06</text:p>
      <text:p text:style-name="P3">Bit Error Rate -&gt;2.91128e-06</text:p>
      <text:p text:style-name="P3">Bit Error Rate -&gt;4.51807e-06</text:p>
      <text:p text:style-name="P3">Bit Error Rate -&gt;4.82775e-06</text:p>
      <text:p text:style-name="P3">Bit Error Rate -&gt;4.42039e-06</text:p>
      <text:p text:style-name="P3">Bit Error Rate -&gt;4.98631e-06</text:p>
      <text:p text:style-name="P3"><text:soft-page-break/>Bit Error Rate -&gt;2.8746e-06</text:p>
      <text:p text:style-name="P3">Bit Error Rate -&gt;3.73291e-06</text:p>
      <text:p text:style-name="P3">Bit Error Rate -&gt;4.15308e-06</text:p>
      <text:p text:style-name="P3">Bit Error Rate -&gt;2.58181e-06</text:p>
      <text:p text:style-name="P3">Bit Error Rate -&gt;4.76337e-06</text:p>
      <text:p text:style-name="P3">Bit Error Rate -&gt;5.11698e-06</text:p>
      <text:p text:style-name="P3">Bit Error Rate -&gt;4.82896e-06</text:p>
      <text:p text:style-name="P3">Bit Error Rate -&gt;3.39796e-06</text:p>
      <text:p text:style-name="P3">Bit Error Rate -&gt;4.73443e-06</text:p>
      <text:p text:style-name="P3">Bit Error Rate -&gt;4.03809e-06</text:p>
      <text:p text:style-name="P3">Bit Error Rate -&gt;3.42038e-06</text:p>
      <text:p text:style-name="P3">Bit Error Rate -&gt;4.97726e-06</text:p>
      <text:p text:style-name="P3">Bit Error Rate -&gt;-4.27795e-06</text:p>
      <text:p text:style-name="P3">Bit Error Rate -&gt;4.19915e-06</text:p>
      <text:p text:style-name="P3">Bit Error Rate -&gt;4.6067e-06</text:p>
      <text:p text:style-name="P3">Bit Error Rate -&gt;2.14475e-06</text:p>
      <text:p text:style-name="P3">Bit Error Rate -&gt;4.29304e-06</text:p>
      <text:p text:style-name="P3">Bit Error Rate -&gt;4.80466e-06</text:p>
      <text:p text:style-name="P3">Bit Error Rate -&gt;4.51081e-06</text:p>
      <text:p text:style-name="P3">Bit Error Rate -&gt;4.98386e-06</text:p>
      <text:p text:style-name="P3">Bit Error Rate -&gt;4.97569e-06</text:p>
      <text:p text:style-name="P3">Bit Error Rate -&gt;3.35144e-06</text:p>
      <text:p text:style-name="P3">Bit Error Rate -&gt;2.53401e-06</text:p>
      <text:p text:style-name="P3">Bit Error Rate -&gt;4.6978e-06</text:p>
      <text:p text:style-name="P3">Bit Error Rate -&gt;2.14475e-06</text:p>
      <text:p text:style-name="P3">Bit Error Rate -&gt;3.87163e-06</text:p>
      <text:p text:style-name="P3">Bit Error Rate -&gt;4.89806e-06</text:p>
      <text:p text:style-name="P3">Bit Error Rate -&gt;4.41108e-06<text:line-break/></text:p>
      <text:p text:style-name="P1"/>
      <text:p text:style-name="P1"/>
      <text:p text:style-name="P1"/>
      <text:p text:style-name="P1"/>
      <text:p text:style-name="P1"/>
      <text:p text:style-name="P4">2TX Flowgraph</text:p>
      <text:p text:style-name="P4">Bit Error Rate -&gt;4.93619e-06</text:p>
      <text:p text:style-name="P4">Bit Error Rate -&gt;4.99388e-06</text:p>
      <text:p text:style-name="P4">Bit Error Rate -&gt;-3.92615e-07</text:p>
      <text:p text:style-name="P4">Bit Error Rate -&gt;3.88412e-06</text:p>
      <text:p text:style-name="P4">Bit Error Rate -&gt;3.35144e-06</text:p>
      <text:p text:style-name="P4">Bit Error Rate -&gt;7.7091e-07</text:p>
      <text:p text:style-name="P4">Bit Error Rate -&gt;-3.92615e-07</text:p>
      <text:p text:style-name="P4">Bit Error Rate -&gt;1.44409e-06</text:p>
      <text:p text:style-name="P4">Bit Error Rate -&gt;3.73291e-06</text:p>
      <text:p text:style-name="P4">Bit Error Rate -&gt;4.98186e-06</text:p>
      <text:p text:style-name="P4">Bit Error Rate -&gt;3.9203e-06</text:p>
      <text:p text:style-name="P4">Bit Error Rate -&gt;4.32267e-06</text:p>
      <text:p text:style-name="P4">Bit Error Rate -&gt;4.33401e-06</text:p>
      <text:p text:style-name="P4">Bit Error Rate -&gt;3.54432e-06</text:p>
      <text:p text:style-name="P4">Bit Error Rate -&gt;-3.92615e-07</text:p>
      <text:p text:style-name="P4">Bit Error Rate -&gt;4.10282e-06</text:p>
      <text:p text:style-name="P4">Bit Error Rate -&gt;6.34913e-07</text:p>
      <text:p text:style-name="P4"><text:soft-page-break/>Bit Error Rate -&gt;3.582e-06</text:p>
      <text:p text:style-name="P4">Bit Error Rate -&gt;1.13479e-06</text:p>
      <text:p text:style-name="P4">Bit Error Rate -&gt;3.94338e-06</text:p>
      <text:p text:style-name="P4">Bit Error Rate -&gt;-7.45687e-06</text:p>
      <text:p text:style-name="P4">Bit Error Rate -&gt;-8.44726e-07</text:p>
      <text:p text:style-name="P4">Bit Error Rate -&gt;7.7091e-07</text:p>
      <text:p text:style-name="P4">Bit Error Rate -&gt;3.582e-06</text:p>
      <text:p text:style-name="P4">Bit Error Rate -&gt;-7.45687e-06</text:p>
      <text:p text:style-name="P4">Bit Error Rate -&gt;-1.90779e-07</text:p>
      <text:p text:style-name="P4">Bit Error Rate -&gt;2.71566e-06</text:p>
      <text:p text:style-name="P4">Bit Error Rate -&gt;4.90418e-07</text:p>
      <text:p text:style-name="P4">Bit Error Rate -&gt;3.80557e-06</text:p>
      <text:p text:style-name="P4">Bit Error Rate -&gt;-6.09976e-07</text:p>
      <text:p text:style-name="P4">Bit Error Rate -&gt;2.83676e-06</text:p>
      <text:p text:style-name="P4">Bit Error Rate -&gt;1.53713e-06</text:p>
      <text:p text:style-name="P4">Bit Error Rate -&gt;2.83676e-06</text:p>
      <text:p text:style-name="P4">Bit Error Rate -&gt;3.582e-06</text:p>
      <text:p text:style-name="P4">Bit Error Rate -&gt;-7.45687e-06</text:p>
      <text:p text:style-name="P4">Bit Error Rate -&gt;3.93194e-06</text:p>
      <text:p text:style-name="P4">Bit Error Rate -&gt;-7.45687e-06</text:p>
      <text:p text:style-name="P4">Bit Error Rate -&gt;4.90418e-07</text:p>
      <text:p text:style-name="P4">Bit Error Rate -&gt;1.02024e-06</text:p>
      <text:p text:style-name="P4">Bit Error Rate -&gt;1.44409e-06</text:p>
      <text:p text:style-name="P4">Bit Error Rate -&gt;3.96567e-06</text:p>
      <text:p text:style-name="P4">Bit Error Rate -&gt;2.79769e-06</text:p>
      <text:p text:style-name="P4">Bit Error Rate -&gt;4.90418e-07</text:p>
      <text:p text:style-name="P4">Bit Error Rate -&gt;-1.90779e-07</text:p>
      <text:p text:style-name="P4">Bit Error Rate -&gt;1.72526e-07</text:p>
      <text:p text:style-name="P4">Bit Error Rate →4.45145e-06</text:p>
      <text:p text:style-name="P4"/>
      <text:p text:style-name="P4">1tx flowgraph<text:line-break/><text:line-break/>Bit Error Rate -&gt;4.51081e-06</text:p>
      <text:p text:style-name="P4">Bit Error Rate -&gt;-1e-05</text:p>
      <text:p text:style-name="P4">Bit Error Rate -&gt;-2.77215e-06</text:p>
      <text:p text:style-name="P4">Bit Error Rate -&gt;-4.27795e-06</text:p>
      <text:p text:style-name="P4">Bit Error Rate -&gt;4.67861e-06</text:p>
      <text:p text:style-name="P4">Bit Error Rate -&gt;-5.64035e-06</text:p>
      <text:p text:style-name="P4">Bit Error Rate -&gt;-8.61284e-06</text:p>
      <text:p text:style-name="P4">Bit Error Rate -&gt;1.34628e-06</text:p>
      <text:p text:style-name="P4">Bit Error Rate -&gt;-2.0073e-06</text:p>
      <text:p text:style-name="P4">Bit Error Rate -&gt;-1e-05</text:p>
      <text:p text:style-name="P4">Bit Error Rate -&gt;-1.67702e-06</text:p>
      <text:p text:style-name="P4">Bit Error Rate -&gt;4.11151e-06</text:p>
      <text:p text:style-name="P4">Bit Error Rate -&gt;2.01224e-06</text:p>
      <text:p text:style-name="P4">Bit Error Rate -&gt;-6.47874e-06</text:p>
      <text:p text:style-name="P4">Bit Error Rate -&gt;-8.61284e-06</text:p>
      <text:p text:style-name="P4">Bit Error Rate -&gt;1.79088e-06</text:p>
      <text:p text:style-name="P4">Bit Error Rate -&gt;-4.91374e-06</text:p>
      <text:p text:style-name="P4">Bit Error Rate -&gt;-8.61284e-06</text:p>
      <text:p text:style-name="P4">Bit Error Rate -&gt;2.20703e-06</text:p>
      <text:p text:style-name="P4">Bit Error Rate -&gt;-7.45687e-06</text:p>
      <text:p text:style-name="P4"><text:soft-page-break/>Bit Error Rate -&gt;-8.61284e-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05:25.183963789</meta:creation-date>
    <dc:date>2019-12-13T12:52:28.665661925</dc:date>
    <meta:editing-duration>PT6M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147" meta:word-count="587" meta:character-count="4099" meta:non-whitespace-character-count="3657"/>
  </office:meta>
</office:document-meta>
</file>